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Times New Roman" svg:font-family="'Times New Roman', 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5313in" table:align="left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2.0465in"/>
    </style:style>
    <style:style style:name="Table1.A1" style:family="table-cell">
      <style:table-cell-properties style:vertical-align="middle" fo:padding-left="0.075in" fo:padding-right="0.075in" fo:padding-top="0.0194in" fo:padding-bottom="0.0194in" fo:border-left="1pt solid #000000" fo:border-right="1pt solid #000000" fo:border-top="1.5pt solid #000000" fo:border-bottom="1.5pt solid #000000"/>
    </style:style>
    <style:style style:name="Table1.A2" style:family="table-cell">
      <style:table-cell-properties style:vertical-align="middle" fo:padding-left="0.075in" fo:padding-right="0.075in" fo:padding-top="0in" fo:padding-bottom="0.0194in" fo:border-left="1pt solid #000000" fo:border-right="1pt solid #000000" fo:border-top="none" fo:border-bottom="1.5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7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0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1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3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1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6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1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9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2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2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2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5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2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8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2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1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3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4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3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7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3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0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4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3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4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6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4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9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5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2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5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5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A56" style:family="table-cell">
      <style:table-cell-properties style:vertical-align="middle"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5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8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5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1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6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4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6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7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6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70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7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7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7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style:line-height-at-least="0.098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italic" style:text-underline-style="solid" style:text-underline-width="auto" style:text-underline-color="font-color" fo:font-weight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italic" fo:font-weight="normal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bold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in" fo:margin-right="0in" style:line-height-at-least="0.098in" fo:orphans="2" fo:widows="2" fo:text-indent="0in" style:auto-text-indent="false"/>
      <style:text-properties fo:font-variant="normal" fo:text-transform="none" fo:color="#000000" fo:letter-spacing="normal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small-caps" fo:color="#000000" style:font-name="arial" fo:font-size="12pt" fo:letter-spacing="normal" fo:font-style="normal" fo:font-weight="bold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top="0in" fo:margin-bottom="0.1965in" loext:contextual-spacing="false" fo:text-align="center" style:justify-single-word="false"/>
      <style:text-properties style:font-name="arial" fo:font-size="14pt" fo:font-weight="bold"/>
    </style:style>
    <style:style style:name="P15" style:family="paragraph" style:parent-style-name="Table_20_Contents">
      <style:paragraph-properties fo:margin-top="0in" fo:margin-bottom="0.1965in" loext:contextual-spacing="false"/>
      <style:text-properties style:font-name="arial" fo:font-size="12pt"/>
    </style:style>
    <style:style style:name="P16" style:family="paragraph" style:parent-style-name="Table_20_Contents">
      <style:paragraph-properties fo:margin-top="0in" fo:margin-bottom="0.1965in" loext:contextual-spacing="false"/>
      <style:text-properties style:font-name="arial" fo:font-size="12pt" fo:font-style="italic" fo:font-weight="bold"/>
    </style:style>
    <style:style style:name="P17" style:family="paragraph" style:parent-style-name="Table_20_Contents">
      <style:paragraph-properties fo:margin-top="0in" fo:margin-bottom="0.1965in" loext:contextual-spacing="false" fo:text-align="start" style:justify-single-word="false"/>
      <style:text-properties style:font-name="arial" fo:font-size="12pt"/>
    </style:style>
    <style:style style:name="P18" style:family="paragraph" style:parent-style-name="Table_20_Contents">
      <style:paragraph-properties fo:margin-top="0in" fo:margin-bottom="0.1965in" loext:contextual-spacing="false"/>
      <style:text-properties style:font-name="arial" fo:font-size="12pt" fo:font-weight="bold"/>
    </style:style>
    <style:style style:name="T1" style:family="text">
      <style:text-properties style:font-name="arial" fo:font-size="4.90000009536743pt" style:font-name-asian="arial" style:font-size-asian="4.90000009536743pt" style:font-name-complex="arial" style:font-size-complex="4.90000009536743pt"/>
    </style:style>
    <style:style style:name="T2" style:family="text">
      <style:text-properties fo:font-style="italic"/>
    </style:style>
    <style:style style:name="T3" style:family="text">
      <style:text-properties fo:font-style="italic" style:text-underline-style="solid" style:text-underline-width="auto" style:text-underline-color="font-color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/>
    </style:style>
    <style:style style:name="T6" style:family="text">
      <style:text-properties style:font-name="Times New Roman" fo:language="en" fo:country="US"/>
    </style:style>
    <style:style style:name="T7" style:family="text">
      <style:text-properties style:font-name="Times New Roman" fo:language="en" fo:country="US" fo:font-weight="bold"/>
    </style:style>
    <style:style style:name="T8" style:family="text">
      <style:text-properties style:font-name="Times New Roman" fo:language="en" fo:country="US" style:text-underline-style="solid" style:text-underline-width="auto" style:text-underline-color="font-color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style:font-name="Calibri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sztelt Hallgatók!</text:p>
      <text:p text:style-name="P2">Az alábbiakban küldöm a felkészülési anyagot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A II. Vatikáni Zsinat NOSTRA AETATE kezdetű nyilatkozata<text:line-break/>- A Holokausztra emlékező Egyház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15">1. Mikor került sor a II. Vatikáni Zsinatra?</text:p>
          </table:table-cell>
          <table:table-cell table:style-name="Table1.B2" office:value-type="string">
            <text:p text:style-name="P16">A) 1962-1965</text:p>
          </table:table-cell>
        </table:table-row>
        <table:table-row>
          <table:covered-table-cell/>
          <table:table-cell table:style-name="Table1.B3" office:value-type="string">
            <text:p text:style-name="P15">B) 1965-1968</text:p>
          </table:table-cell>
        </table:table-row>
        <table:table-row>
          <table:covered-table-cell/>
          <table:table-cell table:style-name="Table1.B4" office:value-type="string">
            <text:p text:style-name="P15">C) 1959-1962</text:p>
          </table:table-cell>
        </table:table-row>
        <table:table-row>
          <table:table-cell table:style-name="Table1.A2" table:number-rows-spanned="3" office:value-type="string">
            <text:p text:style-name="P15">2. Mely zsinati dokumentum foglalkozik a vallások és kereszténység viszonyával?</text:p>
          </table:table-cell>
          <table:table-cell table:style-name="Table1.B5" office:value-type="string">
            <text:p text:style-name="P15">A) Dei Verbum</text:p>
          </table:table-cell>
        </table:table-row>
        <table:table-row>
          <table:covered-table-cell/>
          <table:table-cell table:style-name="Table1.B6" office:value-type="string">
            <text:p text:style-name="P16">B) Nostra Aetate</text:p>
          </table:table-cell>
        </table:table-row>
        <table:table-row>
          <table:covered-table-cell/>
          <table:table-cell table:style-name="Table1.B7" office:value-type="string">
            <text:p text:style-name="P15">C) Gaudium et Spes</text:p>
          </table:table-cell>
        </table:table-row>
        <table:table-row>
          <table:table-cell table:style-name="Table1.A2" table:number-rows-spanned="3" office:value-type="string">
            <text:p text:style-name="P17">3. Miért értékes minden vallás?</text:p>
          </table:table-cell>
          <table:table-cell table:style-name="Table1.B8" office:value-type="string">
            <text:p text:style-name="P15">A) Mert tulajdonképpen mindannyian egy Istenben hiszünk.</text:p>
          </table:table-cell>
        </table:table-row>
        <table:table-row>
          <table:covered-table-cell/>
          <table:table-cell table:style-name="Table1.B9" office:value-type="string">
            <text:p text:style-name="P15">B) Minden vallás Jézushoz vezet.</text:p>
          </table:table-cell>
        </table:table-row>
        <table:table-row>
          <table:covered-table-cell/>
          <table:table-cell table:style-name="Table1.B10" office:value-type="string">
            <text:p text:style-name="P16">C) Az emberek Isten utáni vágya fejeződik ki bennük.</text:p>
          </table:table-cell>
        </table:table-row>
        <table:table-row>
          <table:table-cell table:style-name="Table1.A2" table:number-rows-spanned="3" office:value-type="string">
            <text:p text:style-name="P15">4. Miért különleges a zsidó és keresztény vallás viszonya?</text:p>
          </table:table-cell>
          <table:table-cell table:style-name="Table1.B11" office:value-type="string">
            <text:p text:style-name="P15">A) Mert mindkettő fontosnak tartja az elmélkedést és aszkézist.</text:p>
          </table:table-cell>
        </table:table-row>
        <table:table-row>
          <table:covered-table-cell/>
          <table:table-cell table:style-name="Table1.B12" office:value-type="string">
            <text:p text:style-name="P15">B) Mert markánsan eltérnek a hinduizmustól.</text:p>
          </table:table-cell>
        </table:table-row>
        <table:table-row>
          <table:covered-table-cell/>
          <table:table-cell table:style-name="Table1.B13" office:value-type="string">
            <text:p text:style-name="P16">C) Mert a választott nép, s az Ószövetség hitére épül a kereszténység.</text:p>
          </table:table-cell>
        </table:table-row>
        <table:table-row>
          <table:table-cell table:style-name="Table1.A2" table:number-rows-spanned="3" office:value-type="string">
            <text:p text:style-name="P15">5. Miért kell az emberiségnek egységre törekednie a kereszténység <text:soft-page-break/>szerint?</text:p>
          </table:table-cell>
          <table:table-cell table:style-name="Table1.B14" office:value-type="string">
            <text:p text:style-name="P16">A) Mert minden ember egy közösséget alkot; azonos az eredetünk és a jövőnk sem ágazik el.</text:p>
          </table:table-cell>
        </table:table-row>
        <table:table-row>
          <table:covered-table-cell/>
          <table:table-cell table:style-name="Table1.B15" office:value-type="string">
            <text:p text:style-name="P15">B) Igazából nem kell, <text:soft-page-break/>hiszen nagyon különbözőek vagyunk!</text:p>
          </table:table-cell>
        </table:table-row>
        <table:table-row>
          <table:covered-table-cell/>
          <table:table-cell table:style-name="Table1.B16" office:value-type="string">
            <text:p text:style-name="P15">C) Hogy gazdaságilag egyenlőség alakuljon ki.</text:p>
          </table:table-cell>
        </table:table-row>
        <table:table-row>
          <table:table-cell table:style-name="Table1.A2" table:number-rows-spanned="3" office:value-type="string">
            <text:p text:style-name="P15">6. Melyik szent halt meg Auschwitz haláltáborában kiváltva egy családos embert?</text:p>
          </table:table-cell>
          <table:table-cell table:style-name="Table1.B17" office:value-type="string">
            <text:p text:style-name="P15">A) Romzsa Tódor</text:p>
          </table:table-cell>
        </table:table-row>
        <table:table-row>
          <table:covered-table-cell/>
          <table:table-cell table:style-name="Table1.B18" office:value-type="string">
            <text:p text:style-name="P16">B) Maximilian Kolbe</text:p>
          </table:table-cell>
        </table:table-row>
        <table:table-row>
          <table:covered-table-cell/>
          <table:table-cell table:style-name="Table1.B19" office:value-type="string">
            <text:p text:style-name="P15">C) X. Piusz</text:p>
          </table:table-cell>
        </table:table-row>
        <table:table-row>
          <table:table-cell table:style-name="Table1.A2" table:number-rows-spanned="3" office:value-type="string">
            <text:p text:style-name="P15">7. Melyik pápa kereste fel 1986-ban Róma egyik zsinagógáját?</text:p>
          </table:table-cell>
          <table:table-cell table:style-name="Table1.B20" office:value-type="string">
            <text:p text:style-name="P16">A) II. János Pál pápa</text:p>
          </table:table-cell>
        </table:table-row>
        <table:table-row>
          <table:covered-table-cell/>
          <table:table-cell table:style-name="Table1.B21" office:value-type="string">
            <text:p text:style-name="P15">B) I. János Pál pápa</text:p>
          </table:table-cell>
        </table:table-row>
        <table:table-row>
          <table:covered-table-cell/>
          <table:table-cell table:style-name="Table1.B22" office:value-type="string">
            <text:p text:style-name="P15">C) XII. Piusz</text:p>
          </table:table-cell>
        </table:table-row>
        <table:table-row>
          <table:table-cell table:style-name="Table1.A2" table:number-rows-spanned="3" office:value-type="string">
            <text:p text:style-name="P15">8. Melyik pápa kereste fel Izrael szent helyeit 2000 márciusában?</text:p>
          </table:table-cell>
          <table:table-cell table:style-name="Table1.B23" office:value-type="string">
            <text:p text:style-name="P15">A) XVI Benedek pápa</text:p>
          </table:table-cell>
        </table:table-row>
        <table:table-row>
          <table:covered-table-cell/>
          <table:table-cell table:style-name="Table1.B24" office:value-type="string">
            <text:p text:style-name="P16">B) II. János Pál pápa</text:p>
          </table:table-cell>
        </table:table-row>
        <table:table-row>
          <table:covered-table-cell/>
          <table:table-cell table:style-name="Table1.B25" office:value-type="string">
            <text:p text:style-name="P15">C) I. János Pál pápa</text:p>
          </table:table-cell>
        </table:table-row>
        <table:table-row>
          <table:table-cell table:style-name="Table1.A2" table:number-rows-spanned="3" office:value-type="string">
            <text:p text:style-name="P15">9. Mi a keresztények és a zsidók közös öröksége?</text:p>
          </table:table-cell>
          <table:table-cell table:style-name="Table1.B26" office:value-type="string">
            <text:p text:style-name="P15">A) a rabbik tanítása</text:p>
          </table:table-cell>
        </table:table-row>
        <table:table-row>
          <table:covered-table-cell/>
          <table:table-cell table:style-name="Table1.B27" office:value-type="string">
            <text:p text:style-name="P15">B) a qumráni tekercsek</text:p>
          </table:table-cell>
        </table:table-row>
        <table:table-row>
          <table:covered-table-cell/>
          <table:table-cell table:style-name="Table1.B28" office:value-type="string">
            <text:p text:style-name="P16">C) az Ószövetség</text:p>
          </table:table-cell>
        </table:table-row>
        <table:table-row>
          <table:table-cell table:style-name="Table1.A2" table:number-rows-spanned="3" office:value-type="string">
            <text:p text:style-name="P15">10. Mely kifejezés rokonértelmű a Holokauszttal?</text:p>
          </table:table-cell>
          <table:table-cell table:style-name="Table1.B29" office:value-type="string">
            <text:p text:style-name="P15">A) Talmud</text:p>
          </table:table-cell>
        </table:table-row>
        <table:table-row>
          <table:covered-table-cell/>
          <table:table-cell table:style-name="Table1.B30" office:value-type="string">
            <text:p text:style-name="P16">B) Shoa</text:p>
          </table:table-cell>
        </table:table-row>
        <table:table-row>
          <table:covered-table-cell/>
          <table:table-cell table:style-name="Table1.B31" office:value-type="string">
            <text:p text:style-name="P15">C) Tóra</text:p>
          </table:table-cell>
        </table:table-row>
        <table:table-row>
          <table:table-cell table:style-name="Table1.A2" table:number-rows-spanned="3" office:value-type="string">
            <text:p text:style-name="P15">11. A Zsidósággal való vallási kapcsolatok bizottságának a Holokausztra emlékező dokumentuma..</text:p>
          </table:table-cell>
          <table:table-cell table:style-name="Table1.B32" office:value-type="string">
            <text:p text:style-name="P16">A) 1998-ban jelent meg Noi ricordiamo (Emlékezünk) címmel.</text:p>
          </table:table-cell>
        </table:table-row>
        <table:table-row>
          <table:covered-table-cell/>
          <table:table-cell table:style-name="Table1.B33" office:value-type="string">
            <text:p text:style-name="P15">B) 2000-ben jelent meg Noi ricordiamo (Emlékezünk) címmel.</text:p>
          </table:table-cell>
        </table:table-row>
        <table:table-row>
          <table:covered-table-cell/>
          <table:table-cell table:style-name="Table1.B34" office:value-type="string">
            <text:p text:style-name="P15">C) a Dominus vobiscum.</text:p>
          </table:table-cell>
        </table:table-row>
        <table:table-row>
          <table:table-cell table:style-name="Table1.A2" table:number-rows-spanned="3" office:value-type="string">
            <text:p text:style-name="P15">12. A teológiai <text:soft-page-break/>megfogalmazás szerint minden emberi kegyetlenség következménye, .</text:p>
          </table:table-cell>
          <table:table-cell table:style-name="Table1.B35" office:value-type="string">
            <text:p text:style-name="P16">A) hogy eltorzul az <text:soft-page-break/>isteni képmás mivoltunk.</text:p>
          </table:table-cell>
        </table:table-row>
        <table:table-row>
          <table:covered-table-cell/>
          <table:table-cell table:style-name="Table1.B36" office:value-type="string">
            <text:p text:style-name="P15">B) hogy utána nehéz bocsánatot kérni.</text:p>
          </table:table-cell>
        </table:table-row>
        <table:table-row>
          <table:covered-table-cell/>
          <table:table-cell table:style-name="Table1.B37" office:value-type="string">
            <text:p text:style-name="P15">C) hogy utána már nem hibázik az ember.</text:p>
          </table:table-cell>
        </table:table-row>
        <table:table-row>
          <table:table-cell table:style-name="Table1.A2" table:number-rows-spanned="3" office:value-type="string">
            <text:p text:style-name="P17">13. Mi a kinyilatkoztatás?</text:p>
          </table:table-cell>
          <table:table-cell table:style-name="Table1.B38" office:value-type="string">
            <text:p text:style-name="P16">A) Isten feltárja magát az embereknek</text:p>
          </table:table-cell>
        </table:table-row>
        <table:table-row>
          <table:covered-table-cell/>
          <table:table-cell table:style-name="Table1.B39" office:value-type="string">
            <text:p text:style-name="P15">B) a király üzenete az ókorban</text:p>
          </table:table-cell>
        </table:table-row>
        <table:table-row>
          <table:covered-table-cell/>
          <table:table-cell table:style-name="Table1.B40" office:value-type="string">
            <text:p text:style-name="P15">C) egyiptomi hieroglifák megfejtése</text:p>
          </table:table-cell>
        </table:table-row>
        <table:table-row>
          <table:table-cell table:style-name="Table1.A2" table:number-rows-spanned="3" office:value-type="string">
            <text:p text:style-name="P15">14. A Noi ricordiamo (Emlékezünk) dokumentum szerint a tragédiára való emlékezés.</text:p>
          </table:table-cell>
          <table:table-cell table:style-name="Table1.B41" office:value-type="string">
            <text:p text:style-name="P15">A) ajánlott.</text:p>
          </table:table-cell>
        </table:table-row>
        <table:table-row>
          <table:covered-table-cell/>
          <table:table-cell table:style-name="Table1.B42" office:value-type="string">
            <text:p text:style-name="P15">B) nem felesleges, sőt hasznos.</text:p>
          </table:table-cell>
        </table:table-row>
        <table:table-row>
          <table:covered-table-cell/>
          <table:table-cell table:style-name="Table1.B43" office:value-type="string">
            <text:p text:style-name="P18">C) <text:span text:style-name="T2">kötelességünk.</text:span></text:p>
          </table:table-cell>
        </table:table-row>
        <table:table-row>
          <table:table-cell table:style-name="Table1.A2" table:number-rows-spanned="3" office:value-type="string">
            <text:p text:style-name="P15">15. Mi a vallások közötti béke eszköze?</text:p>
          </table:table-cell>
          <table:table-cell table:style-name="Table1.B44" office:value-type="string">
            <text:p text:style-name="P15">A) Minden vallás egyenlőségének az elfogadása.</text:p>
          </table:table-cell>
        </table:table-row>
        <table:table-row>
          <table:covered-table-cell/>
          <table:table-cell table:style-name="Table1.B45" office:value-type="string">
            <text:p text:style-name="P16">B) A vallásközi párbeszéd.</text:p>
          </table:table-cell>
        </table:table-row>
        <table:table-row>
          <table:covered-table-cell/>
          <table:table-cell table:style-name="Table1.B46" office:value-type="string">
            <text:p text:style-name="P15">C) Egy vallási világetika kidolgozása.</text:p>
          </table:table-cell>
        </table:table-row>
        <table:table-row>
          <table:table-cell table:style-name="Table1.A2" table:number-rows-spanned="3" office:value-type="string">
            <text:p text:style-name="P15">16. A Shoa tragédiájának előzménye volt többek között a politikai és a .</text:p>
          </table:table-cell>
          <table:table-cell table:style-name="Table1.B47" office:value-type="string">
            <text:p text:style-name="P16">A) szociális anti-judaizmus.</text:p>
          </table:table-cell>
        </table:table-row>
        <table:table-row>
          <table:covered-table-cell/>
          <table:table-cell table:style-name="Table1.B48" office:value-type="string">
            <text:p text:style-name="P15">B) gazdasági virágzás.</text:p>
          </table:table-cell>
        </table:table-row>
        <table:table-row>
          <table:covered-table-cell/>
          <table:table-cell table:style-name="Table1.B49" office:value-type="string">
            <text:p text:style-name="P15">C) háborúellenes törekvések láncsorozata.</text:p>
          </table:table-cell>
        </table:table-row>
        <table:table-row>
          <table:table-cell table:style-name="Table1.A2" table:number-rows-spanned="3" office:value-type="string">
            <text:p text:style-name="P17">17. A rasszista elméletek.</text:p>
          </table:table-cell>
          <table:table-cell table:style-name="Table1.B50" office:value-type="string">
            <text:p text:style-name="P16">A) ember és ember, nép és nép közötti emberi méltóságot illető különbségeket állítanak.</text:p>
          </table:table-cell>
        </table:table-row>
        <table:table-row>
          <table:covered-table-cell/>
          <table:table-cell table:style-name="Table1.B51" office:value-type="string">
            <text:p text:style-name="P15">B) mindig keresik a kereszténységgel való párbeszédet, de nem minden esetben sikeresek.</text:p>
          </table:table-cell>
        </table:table-row>
        <table:table-row>
          <table:covered-table-cell/>
          <table:table-cell table:style-name="Table1.B52" office:value-type="string">
            <text:p text:style-name="P15">C) társadalmi és vagyoni különbségek mentén megbélyegezhetnek sok-sok embert.</text:p>
          </table:table-cell>
        </table:table-row>
        <table:table-row>
          <table:table-cell table:style-name="Table1.A2" table:number-rows-spanned="3" office:value-type="string">
            <text:p text:style-name="P15">18. Ki az a német katolikus pap, aki a zsidók üldözése okán nyilvános imádságra buzdította a berlini keresztényeket több esetben is?</text:p>
          </table:table-cell>
          <table:table-cell table:style-name="Table1.B53" office:value-type="string">
            <text:p text:style-name="P15">A) Nikolaus von Kues</text:p>
          </table:table-cell>
        </table:table-row>
        <table:table-row>
          <table:covered-table-cell/>
          <table:table-cell table:style-name="Table1.B54" office:value-type="string">
            <text:p text:style-name="P15">B) Peter Wolfgang</text:p>
          </table:table-cell>
        </table:table-row>
        <table:table-row>
          <table:covered-table-cell/>
          <table:table-cell table:style-name="Table1.B55" office:value-type="string">
            <text:p text:style-name="P16">C) Bernhard Lichtenberg</text:p>
          </table:table-cell>
        </table:table-row>
        <table:table-row>
          <table:table-cell table:style-name="Table1.A56" table:number-rows-spanned="3" office:value-type="string">
            <text:p text:style-name="P17">19. 1937-ben adja ki a Vatikán az egyetlen német nyelvű enciklikát, amely a náci ideológiát kritizálja. Mi a címe?</text:p>
          </table:table-cell>
          <table:table-cell table:style-name="Table1.B56" office:value-type="string">
            <text:p text:style-name="P15">A) Furcht und Zittern</text:p>
          </table:table-cell>
        </table:table-row>
        <table:table-row>
          <table:covered-table-cell/>
          <table:table-cell table:style-name="Table1.B57" office:value-type="string">
            <text:p text:style-name="P15">B) Wir fürchten</text:p>
          </table:table-cell>
        </table:table-row>
        <table:table-row>
          <table:covered-table-cell/>
          <table:table-cell table:style-name="Table1.B58" office:value-type="string">
            <text:p text:style-name="P16">C) Mit brennender Sorge</text:p>
          </table:table-cell>
        </table:table-row>
        <table:table-row>
          <table:table-cell table:style-name="Table1.A56" table:number-rows-spanned="3" office:value-type="string">
            <text:p text:style-name="P17">20. Mi a Holokauszt?</text:p>
          </table:table-cell>
          <table:table-cell table:style-name="Table1.B59" office:value-type="string">
            <text:p text:style-name="P16">A) A náci uralom kísérlete a zsidó nép megsemmisítésére.</text:p>
          </table:table-cell>
        </table:table-row>
        <table:table-row>
          <table:covered-table-cell/>
          <table:table-cell table:style-name="Table1.B60" office:value-type="string">
            <text:p text:style-name="P15">B) A zsidó nép háttérbe szorítása és elnyomása.</text:p>
          </table:table-cell>
        </table:table-row>
        <table:table-row>
          <table:covered-table-cell/>
          <table:table-cell table:style-name="Table1.B61" office:value-type="string">
            <text:p text:style-name="P15">C) A régi időkben bemutatott áldozat.</text:p>
          </table:table-cell>
        </table:table-row>
        <table:table-row>
          <table:table-cell table:style-name="Table1.A56" table:number-rows-spanned="3" office:value-type="string">
            <text:p text:style-name="P15">21. Ki az a München-Freising-i érsek, bíboros, aki több alkalommal is felemelte szavát a náci antiszemitizmus ellen? (1931, <text:soft-page-break/>1933)</text:p>
          </table:table-cell>
          <table:table-cell table:style-name="Table1.B62" office:value-type="string">
            <text:p text:style-name="P15">A) Fritz Gerlich</text:p>
          </table:table-cell>
        </table:table-row>
        <table:table-row>
          <table:covered-table-cell/>
          <table:table-cell table:style-name="Table1.B63" office:value-type="string">
            <text:p text:style-name="P16">B) Michael Faulhaber</text:p>
          </table:table-cell>
        </table:table-row>
        <table:table-row>
          <table:covered-table-cell/>
          <table:table-cell table:style-name="Table1.B64" office:value-type="string">
            <text:p text:style-name="P15">C) Maximilian Kolbe</text:p>
          </table:table-cell>
        </table:table-row>
        <table:table-row>
          <table:table-cell table:style-name="Table1.A56" table:number-rows-spanned="3" office:value-type="string">
            <text:p text:style-name="P15">22. Ki az a kármelita apáca, aki zsidó származása miatt Auschwitz haláltáborában halt meg?</text:p>
          </table:table-cell>
          <table:table-cell table:style-name="Table1.B65" office:value-type="string">
            <text:p text:style-name="P15">A) Simone de Beauvoir</text:p>
          </table:table-cell>
        </table:table-row>
        <table:table-row>
          <table:covered-table-cell/>
          <table:table-cell table:style-name="Table1.B66" office:value-type="string">
            <text:p text:style-name="P15">B) Simone Weil</text:p>
          </table:table-cell>
        </table:table-row>
        <table:table-row>
          <table:covered-table-cell/>
          <table:table-cell table:style-name="Table1.B67" office:value-type="string">
            <text:p text:style-name="P16">C) Edith Stein</text:p>
          </table:table-cell>
        </table:table-row>
        <table:table-row>
          <table:table-cell table:style-name="Table1.A56" table:number-rows-spanned="3" office:value-type="string">
            <text:p text:style-name="P17">23. Ki volt Ábrahám?</text:p>
          </table:table-cell>
          <table:table-cell table:style-name="Table1.B68" office:value-type="string">
            <text:p text:style-name="P16">A) az első pátriárka</text:p>
          </table:table-cell>
        </table:table-row>
        <table:table-row>
          <table:covered-table-cell/>
          <table:table-cell table:style-name="Table1.B69" office:value-type="string">
            <text:p text:style-name="P15">B) Ádám testvére</text:p>
          </table:table-cell>
        </table:table-row>
        <table:table-row>
          <table:covered-table-cell/>
          <table:table-cell table:style-name="Table1.B70" office:value-type="string">
            <text:p text:style-name="P15">C) a Korán szerzője</text:p>
          </table:table-cell>
        </table:table-row>
        <table:table-row>
          <table:table-cell table:style-name="Table1.A56" table:number-rows-spanned="3" office:value-type="string">
            <text:p text:style-name="P15">24. XXIII. János pápa így köszöntötte 1960-ban az egyik zsidó küldöttséget: "<text:span text:style-name="T2">Én vagyok .., a ti testvéretek!</text:span>"</text:p>
          </table:table-cell>
          <table:table-cell table:style-name="Table1.B71" office:value-type="string">
            <text:p text:style-name="P15">A) Mózes</text:p>
          </table:table-cell>
        </table:table-row>
        <table:table-row>
          <table:covered-table-cell/>
          <table:table-cell table:style-name="Table1.B72" office:value-type="string">
            <text:p text:style-name="P15">B) Pál</text:p>
          </table:table-cell>
        </table:table-row>
        <table:table-row>
          <table:covered-table-cell/>
          <table:table-cell table:style-name="Table1.B73" office:value-type="string">
            <text:p text:style-name="P16">C) József</text:p>
          </table:table-cell>
        </table:table-row>
      </table:table>
      <text:p text:style-name="P8"> </text:p>
      <text:p text:style-name="P8"> </text:p>
      <text:p text:style-name="P8"> </text:p>
      <text:p text:style-name="P8"> </text:p>
      <text:p text:style-name="P8"> </text:p>
      <text:p text:style-name="P7">Filozófia és Holokauszt</text:p>
      <text:p text:style-name="P8"> </text:p>
      <text:p text:style-name="P2"><text:span text:style-name="T4">1.      Melyik kifejezés a legalkalmasabb a zsidóság tragédiájának leírására?</text:span></text:p>
      <text:p text:style-name="P8"> </text:p>
      <text:p text:style-name="P2">a. A görög "holokausztosz" kifejezés, mert vallástörténetileg ez vonatkozik a teljesen elégő áldozatra.</text:p>
      <text:p text:style-name="P2">b. Az "Auschwitz" kifejezés, mert ez a haláltáborokban végbement eseményre utal.</text:p>
      <text:p text:style-name="P4">c. A "soah" (?????, HaShoah, jelentése "katasztrófa"), mert a zsidóság ezt a megnevezést részesíti előnyben saját drámájának leírására.</text:p>
      <text:p text:style-name="P8"> </text:p>
      <text:p text:style-name="P2"><text:soft-page-break/><text:span text:style-name="T4">2.      A Holokauszt kifejezés azért nem a legalkalmasabb a zsidóság tragédiájának leírására, mert ez a kifejezés</text:span></text:p>
      <text:p text:style-name="P8"> </text:p>
      <text:p text:style-name="P2"><text:span text:style-name="T4">a.       Lejáratott.</text:span></text:p>
      <text:p text:style-name="P2"><text:span text:style-name="T4">b.      Homályos.</text:span></text:p>
      <text:p text:style-name="P2"><text:span text:style-name="T5">c.       Mert a görög eredetű szó, amely teljesen elégő áldozatot jelent, kevésbé fejezi ki a tragédiát, mint a soah héber kifejezése, amelynek jelentése katasztrófa.</text:span></text:p>
      <text:p text:style-name="P8">           </text:p>
      <text:p text:style-name="P2"><text:span text:style-name="T4">3.      Mit jelent a "soah filozófiája"?</text:span></text:p>
      <text:p text:style-name="P8"> </text:p>
      <text:p text:style-name="P2"><text:span text:style-name="T4">a.       A vonatkozó történeti események felsorolását.</text:span></text:p>
      <text:p text:style-name="P2"><text:span text:style-name="T4">b.      A történeti események politikai értelmezését.</text:span></text:p>
      <text:p text:style-name="P2"><text:span text:style-name="T5">c.       A filozófiai tisztánlátást szolgáló tisztázó gondolkodást, amely a morális tisztulást szolgálja.</text:span></text:p>
      <text:p text:style-name="P8"> </text:p>
      <text:p text:style-name="P2"><text:span text:style-name="T4">4.      A "soah filozófiája"</text:span></text:p>
      <text:p text:style-name="P8"> </text:p>
      <text:p text:style-name="P2"><text:span text:style-name="T4">a.       nem más, mint a marxizmus álláspontja a történelem céljára nézve.</text:span></text:p>
      <text:p text:style-name="P2"><text:span text:style-name="T4">b.      történettudományi analízis a pozitív tények alapján.</text:span></text:p>
      <text:p text:style-name="P2"><text:span text:style-name="T5">c.       fenomenológiai hermeneutika, amelyben a fenomenológia a lényegmegragadásra, a hermeneutika a lényeg magyarázatára vonatkozik.</text:span></text:p>
      <text:p text:style-name="P8"> </text:p>
      <text:p text:style-name="P2"><text:span text:style-name="T4">5.      Melyek a filozófiai megközelítés legfontosabb forrásai?</text:span></text:p>
      <text:p text:style-name="P8"> </text:p>
      <text:p text:style-name="P2"><text:span text:style-name="T4">a.       Történeti források</text:span></text:p>
      <text:p text:style-name="P2"><text:span text:style-name="T4">b.      Személyes feljegyzések, visszaemlékezések.</text:span></text:p>
      <text:p text:style-name="P2"><text:span text:style-name="T5">c.       Filozófiai igényű megközelítések, mint amilyen Hannah Arendt vagy Emmanuel Lévinas munkássága.</text:span></text:p>
      <text:p text:style-name="P8"> </text:p>
      <text:p text:style-name="P2"><text:span text:style-name="T4">6.      A személyes feljegyzések és naplók fontosak a filozófiai reflexió számára, mivel</text:span></text:p>
      <text:p text:style-name="P8"> </text:p>
      <text:p text:style-name="P2"><text:span text:style-name="T4">a.       a szenvedők emlékezete önmagáért szól.</text:span></text:p>
      <text:p text:style-name="P2"><text:soft-page-break/><text:span text:style-name="T4">b.      a feljegyzések és naplók forrásműnek számítanak a történettudományban.</text:span></text:p>
      <text:p text:style-name="P2"><text:span text:style-name="T5">c.       a személyes reflexiók csírájukban sokszor filozófiai meglátásokat tartalmaznak, amelyek módszeres kibontása és értelmezése a valódi filozófiai feladat.</text:span></text:p>
      <text:p text:style-name="P8"> </text:p>
      <text:p text:style-name="P2"><text:span text:style-name="T4">7.      Mely filozófiai elmélkedések lehetnek elsősorban irányadók a keresztény-katolikus Soah-értelmezésben?</text:span></text:p>
      <text:p text:style-name="P8"> </text:p>
      <text:p text:style-name="P2"><text:span text:style-name="T4">a.       Jürgen Moltmann protestáns teológus munkái.</text:span></text:p>
      <text:p text:style-name="P2"><text:span text:style-name="T4">b.      Richard Rubenstein zsidó teológus elmélkedései.</text:span></text:p>
      <text:p text:style-name="P2"><text:span text:style-name="T5">c.       </text:span> <text:span text:style-name="T5">Johann Baptist Metz katolikus gondolkodó filozófiai igényű "politikai teológiája".</text:span></text:p>
      <text:p text:style-name="P8"> </text:p>
      <text:p text:style-name="P2"><text:span text:style-name="T4">8.      Mi Johann Baptist Metz legfontosabb állítása a politikai teológiában?</text:span></text:p>
      <text:p text:style-name="P8"> </text:p>
      <text:p text:style-name="P2"><text:span text:style-name="T4">a.       A zsidóság nem felelős Krisztus meggyilkolásáért.</text:span></text:p>
      <text:p text:style-name="P2"><text:span text:style-name="T4">b.      A hagyományos hierarchikus társadalom visszaállítása.</text:span></text:p>
      <text:p text:style-name="P2"><text:span text:style-name="T5">c.       Az egyház szolidáris természetének megvalósítása minden szenvedőre nézve a társadalom egészében.</text:span></text:p>
      <text:p text:style-name="P8"> </text:p>
      <text:p text:style-name="P2"><text:span text:style-name="T4">9.      Mi a közös Szent Ágoston, Nicolaus Cusanus és Johann Baptist Metz gondolkodásában?</text:span></text:p>
      <text:p text:style-name="P8"> </text:p>
      <text:p text:style-name="P2"><text:span text:style-name="T4">a.       A keresztényellenes barbárság elítélése.</text:span></text:p>
      <text:p text:style-name="P2"><text:span text:style-name="T4">b.      A kereszténység történelmi szerepének kiemelése.</text:span></text:p>
      <text:p text:style-name="P2"><text:span text:style-name="T5">c.       A történelmi katasztrófák - pl. Róma lerombolása, Konstantinápoly elfoglalása vagy a Soah - indítékul szolgálnak arra, hogy eszmei hagyományainkat újragondoljuk és legfontosabb elemeit újraértelmezzük.</text:span></text:p>
      <text:p text:style-name="P8"> </text:p>
      <text:p text:style-name="P2"><text:span text:style-name="T4">10.  A Soah nem vethető össze más történeti katasztrófákkal, mivel</text:span></text:p>
      <text:p text:style-name="P8"> </text:p>
      <text:p text:style-name="P2"><text:span text:style-name="T4">a.       a Soához hasonló esemény soha nem történt.</text:span></text:p>
      <text:p text:style-name="P2"><text:span text:style-name="T4">b.      a Soához hasonló esemény történt, de soha ennyi ember nem pusztult el egy katasztrófa nyomán.</text:span></text:p>
      <text:p text:style-name="P2"><text:span text:style-name="T5">c.       a történeti események ugyan összevethetők egymással, de a kereszténység és zsidóság meghatározó szerepe a nyugati történelemben a Soáht mégis egyedivé emeli.</text:span></text:p>
      <text:p text:style-name="P8"><text:soft-page-break/> </text:p>
      <text:p text:style-name="P2"><text:span text:style-name="T4">11.  A Soah egyedi esemény, mivel</text:span></text:p>
      <text:p text:style-name="P8"> </text:p>
      <text:p text:style-name="P2"><text:span text:style-name="T4">a.       soha hasonló nem történt a világtörténelemben.</text:span></text:p>
      <text:p text:style-name="P2"><text:span text:style-name="T4">b.      sok ilyen esemény történt, de a zsidóság tudományos teljesítménye miatt ez az esemény kiemelkedő.</text:span></text:p>
      <text:p text:style-name="P2"><text:span text:style-name="T5">c.       a nyugati világot a kereszténység határozza meg ma is és a zsidóság a kereszténység alapja.</text:span></text:p>
      <text:p text:style-name="P8"> </text:p>
      <text:p text:style-name="P2"><text:span text:style-name="T4">12.  Mit jelent az, hogy a kereszténység eszkatologikus?</text:span></text:p>
      <text:p text:style-name="P8"> </text:p>
      <text:p text:style-name="P2"><text:span text:style-name="T4">a.       A világ végét már megtörténtnek veszi.</text:span></text:p>
      <text:p text:style-name="P2"><text:span text:style-name="T4">b.      A történelem a teljes megsemmisülés felé halad.</text:span></text:p>
      <text:p text:style-name="P2"><text:span text:style-name="T5">c.       A történelem Isten ítélete alatt áll, ami egy ponton, amelyet végítéletnek nevezünk, teljes tartalmában megmutatkozik mindenki számára.</text:span></text:p>
      <text:p text:style-name="P8"> </text:p>
      <text:p text:style-name="P2"><text:span text:style-name="T4">13.  A Soah eszkatologikus esemény a kereszténység számára, mivel</text:span></text:p>
      <text:p text:style-name="P8"> </text:p>
      <text:p text:style-name="P2"><text:span text:style-name="T4">a.       soha ennyi ember nem pusztult el, mint a Soah katasztrófájában.</text:span></text:p>
      <text:p text:style-name="P2"><text:span text:style-name="T4">b.      a kereszténység a Soáhban a világvégét élte meg.</text:span></text:p>
      <text:p text:style-name="P2"><text:span text:style-name="T5">c.       a kereszténység és zsidóság történelmi sorsközösségét egy politikai hatalom erőszakkal akarta felbontani.</text:span></text:p>
      <text:p text:style-name="P8"> </text:p>
      <text:p text:style-name="P8"> </text:p>
      <text:p text:style-name="P2"><text:span text:style-name="T4">14.  A kereszténység és különösen a katolikus Egyház</text:span></text:p>
      <text:p text:style-name="P8"> </text:p>
      <text:p text:style-name="P2"><text:span text:style-name="T4">a.       részt vett a Soah kivitelezésében.</text:span></text:p>
      <text:p text:style-name="P2"><text:span text:style-name="T4">b.      nem tett semmit a zsidóság megmentése érdekében.</text:span></text:p>
      <text:p text:style-name="P2"><text:span text:style-name="T5">c.       minden tőle telhetőt megtett a zsidóság és az egyes zsidó személyek megmentéséért a legkülönbözőbb eszközökkel, amelyek között szerepelt a személyes segítségnyújtás, rejtegetés, diplomáciai lépések és pápai nyilatkozatok kibocsátása.</text:span></text:p>
      <text:p text:style-name="P8"> </text:p>
      <text:p text:style-name="P2"><text:span text:style-name="T4">15.  Miben áll Emmanuel Lévinas filozófiai Soah-értelmezésének lényege?</text:span></text:p>
      <text:p text:style-name="P8"><text:soft-page-break/> </text:p>
      <text:p text:style-name="P2"><text:span text:style-name="T4">a.       Az ember a másik ember farkasa.</text:span></text:p>
      <text:p text:style-name="P2"><text:span text:style-name="T4">b.      Isten elvetette a zsidóságot és a kereszténységet.</text:span></text:p>
      <text:p text:style-name="P2"><text:span text:style-name="T5">c.       Az ember számára Isten a végtelen Másik, aki a másik emberben is kifejeződik és az ember személyességének feltétlen elismerésére indít.</text:span></text:p>
      <text:p text:style-name="P8"> </text:p>
      <text:p text:style-name="P2"><text:span text:style-name="T4">16.  A zsidóság és kereszténység sorsközössége</text:span></text:p>
      <text:p text:style-name="P8"> </text:p>
      <text:p text:style-name="P2"><text:span text:style-name="T4">a.       ma már nem áll fenn, mert megalakult Izrael Állam.</text:span></text:p>
      <text:p text:style-name="P2"><text:span text:style-name="T4">b.      már megszűnt a Soah következtében.</text:span></text:p>
      <text:p text:style-name="P2"><text:span text:style-name="T5">c.       mindenkor fennmarad, mivel a kereszténység forrása a zsidó hit, amelynek beteljesülését a zsidóságból származó Jézus, a Szentháromság második személye valósítja meg.</text:span></text:p>
      <text:p text:style-name="P8"> </text:p>
      <text:p text:style-name="P2"><text:span text:style-name="T4">17.  Miben áll a "Holokauszt filozófiájának" specifikus feladata?</text:span></text:p>
      <text:p text:style-name="P8"> </text:p>
      <text:p text:style-name="P2"><text:span text:style-name="T4">a.       A történeti emlékezet fenntartásában.</text:span></text:p>
      <text:p text:style-name="P2"><text:span text:style-name="T4">b.      A morális konzekvenciák levonásában.</text:span></text:p>
      <text:p text:style-name="P2"><text:span text:style-name="T5">c.       A zsidóság és kereszténység történelmi, filozófiai és teológiai sorsközösségének megértésében és megértetésében.</text:span></text:p>
      <text:p text:style-name="P8"> </text:p>
      <text:p text:style-name="P2"><text:span text:style-name="T4">18.  Mit jelent a zsidóság és kereszténység sorsközösségének kifejtése?</text:span></text:p>
      <text:p text:style-name="P8"> </text:p>
      <text:p text:style-name="P2"><text:span text:style-name="T4">a.       A bibliakutatás legújabb eredményeinek ismertetését.</text:span></text:p>
      <text:p text:style-name="P2"><text:span text:style-name="T4">b.      Az evangéliumok héber és arám alapszövegeinek helyreállítását.</text:span></text:p>
      <text:p text:style-name="P2"><text:span text:style-name="T5">c.       A zsidóság és kereszténység történelmi, eszkatologikus és a végtelen Másikra irányuló sorsközösségének tudatosítását.</text:span></text:p>
      <text:p text:style-name="P8"> </text:p>
      <text:p text:style-name="P2"><text:span text:style-name="T4">19.  Melyik a Soáhra a vonatkozó filozófiai reflexiók legfontosabb fajtája?</text:span></text:p>
      <text:p text:style-name="P8"> </text:p>
      <text:p text:style-name="P2"><text:span text:style-name="T4">a.       Az archaizálás, amely a zsidóság és a ker. kapcsolatát megszakítja.</text:span></text:p>
      <text:p text:style-name="P2"><text:span text:style-name="T4">b.      Az alterikus válasz, amely a Soah kapcsán a Másik fontosságát emeli ki szemben a totalitással.</text:span></text:p>
      <text:p text:style-name="P2"><text:soft-page-break/><text:span text:style-name="T5">c.       A zsidóság és kereszténység megbonthatatlan sorsközösségét hangsúlyozó álláspontok.</text:span></text:p>
      <text:p text:style-name="P1"> </text:p>
      <text:p text:style-name="P2"><text:span text:style-name="T4">20.  Mit jelent a Nyugat szellemtörténetében a Soáh cezúrája?</text:span></text:p>
      <text:p text:style-name="P8"> </text:p>
      <text:p text:style-name="P2"><text:span text:style-name="T4">a.       Új történeti korszak kezdetét, amelyben egyetlen nagyhatalom uralja az egész világot.</text:span></text:p>
      <text:p text:style-name="P2"><text:span text:style-name="T4">b.      A Nyugat alkonyát.</text:span></text:p>
      <text:p text:style-name="P2"><text:span text:style-name="T5">c.       A tragédiában megnyíló Másikra való ráirányulás új lehetőségét.</text:span></text:p>
      <text:p text:style-name="P8"> </text:p>
      <text:p text:style-name="P2"><text:span text:style-name="T4">21.  Jelölje be, melyik író járult hozzá jelentősen a Soah filozófiai feldolgozásához.</text:span></text:p>
      <text:p text:style-name="P8"> </text:p>
      <text:p text:style-name="P2"><text:span text:style-name="T4">a.       Honoré de Balzac.</text:span></text:p>
      <text:p text:style-name="P2"><text:span text:style-name="T4">b.      Emmanuel Finkenstein.</text:span></text:p>
      <text:p text:style-name="P2"><text:span text:style-name="T5">c.       Elie Wiesel.</text:span></text:p>
      <text:p text:style-name="P8"> </text:p>
      <text:p text:style-name="P2"><text:span text:style-name="T4">22.  Jelölje be, melyik filozófus járult hozzá jelentősen a Soah filozófiai feldolgozásához.</text:span></text:p>
      <text:p text:style-name="P8"> </text:p>
      <text:p text:style-name="P2"><text:span text:style-name="T4">a.       Jean-Paul Sartre.</text:span></text:p>
      <text:p text:style-name="P2"><text:span text:style-name="T4">b.      Karl Marx.</text:span></text:p>
      <text:p text:style-name="P2"><text:span text:style-name="T5">c.       Emmánuel Lévinas.</text:span></text:p>
      <text:p text:style-name="P8"> </text:p>
      <text:p text:style-name="P2"><text:span text:style-name="T4">23.  Jelölje be, melyik teológus járult hozzá jelentősen a Soah filozófiai feldolgozásához.</text:span></text:p>
      <text:p text:style-name="P8"> </text:p>
      <text:p text:style-name="P2"><text:span text:style-name="T4">a.       Aquinói Szent Tamás.</text:span></text:p>
      <text:p text:style-name="P2"><text:span text:style-name="T4">b.      Karl Rahner.</text:span></text:p>
      <text:p text:style-name="P2"><text:span text:style-name="T5">c.       Johann Baptist Metz.</text:span></text:p>
      <text:p text:style-name="P8"> </text:p>
      <text:p text:style-name="P2"><text:span text:style-name="T4">24.  Miért vált a "Holokauszt-kurzus" kiemelkedő közéleti kérdéssé Magyarországon?</text:span></text:p>
      <text:p text:style-name="P8"> </text:p>
      <text:p text:style-name="P2"><text:span text:style-name="T4">a.       Mert a Pázmány Péter Katolikus Egyetem kezdeményezte.</text:span></text:p>
      <text:p text:style-name="P2"><text:span text:style-name="T4">b.      Mert a magyar lakosság különösen érzékeny a Soah morális tartalmaira.</text:span></text:p>
      <text:p text:style-name="P2"><text:soft-page-break/><text:span text:style-name="T5">c.       Mert a hazai kultúrában a Soah morális és filozófiai kérdései eddig nem kaptak kellő nyilvánosságot és ezt a hiányt minél hamarabb és teljesebben be kell pótolni.</text:span></text:p>
      <text:p text:style-name="P8"> </text:p>
      <text:p text:style-name="P8"> </text:p>
      <text:p text:style-name="P9"> </text:p>
      <text:p text:style-name="P8"> </text:p>
      <text:p text:style-name="P7">A zsidóság jogegyenlőségét korlátozó törvények</text:p>
      <text:p text:style-name="P8"> </text:p>
      <text:p text:style-name="P8"> </text:p>
      <text:p text:style-name="P8"> </text:p>
      <text:p text:style-name="P12">1) Mit jelent a jogegyenlőség?</text:p>
      <text:p text:style-name="P8"> </text:p>
      <text:p text:style-name="P5">A)</text:p>
      <text:p text:style-name="P5">A polgári átalakulással megjelenő jogelv, amely szerint egy ország a polgárai között nem tesz különbséget, függetlenül azok származására, nemzeti, faji, vagy felekezeti hovatartozására.</text:p>
      <text:p text:style-name="P8"> </text:p>
      <text:p text:style-name="P6">B)</text:p>
      <text:p text:style-name="P6">Azonos jövedelmi viszonyokat.</text:p>
      <text:p text:style-name="P8"> </text:p>
      <text:p text:style-name="P9"> </text:p>
      <text:p text:style-name="P8"> </text:p>
      <text:p text:style-name="P12">2) Mit jelentett a "numerus clausus" a két világháború közötti jogalkotásban? [1920. évi XXV. törvénycikk]</text:p>
      <text:p text:style-name="P8"> </text:p>
      <text:p text:style-name="P5">A)</text:p>
      <text:p text:style-name="P5">Azon törvényi rendelkezést értették alatta, amely szerint a felsőoktatásban az "ország területén lakó egyes nemzetiségekhez és népfajokhoz" tartozó személyek részaránya nem lehetett magasabb, mint teljes népességen belüli arányuk.</text:p>
      <text:p text:style-name="P8"> </text:p>
      <text:p text:style-name="P6">B)</text:p>
      <text:p text:style-name="P6">A felsőoktatásban résztvevők létszámát</text:p>
      <text:p text:style-name="P8"> </text:p>
      <text:p text:style-name="P8"><text:soft-page-break/> </text:p>
      <text:p text:style-name="P12">3) Miért sértette a "numerus clausus" a jogegyenlőséget?</text:p>
      <text:p text:style-name="P8"> </text:p>
      <text:p text:style-name="P6">A)</text:p>
      <text:p text:style-name="P6">Nem sértette a jogegyenlőség elvét.</text:p>
      <text:p text:style-name="P8"> </text:p>
      <text:p text:style-name="P5">B)</text:p>
      <text:p text:style-name="P5">Mert azon népcsoportok tagjait (pl. zsidóság), ahol az 1920. évi XXV. törvénycikk hatályba lépése előtt a teljes lakosságon belüli részaránynál a felsőoktatásban tanulók aránya nagyobb volt, korlátozta a továbbtanulás lehetőségében.</text:p>
      <text:p text:style-name="P8"> </text:p>
      <text:p text:style-name="P8"> </text:p>
      <text:p text:style-name="P12">4) Milyen módon korlátozta a 'zsidó' származásúak munkavállalását az ún. második zsidótörvény? [1939. évi IV. törvénycikk]</text:p>
      <text:p text:style-name="P8"> </text:p>
      <text:p text:style-name="P6">A)</text:p>
      <text:p text:style-name="P6">Nyilvántartották, hogy ki milyen munkakört tölt be.</text:p>
      <text:p text:style-name="P8"> </text:p>
      <text:p text:style-name="P5">B)</text:p>
      <text:p text:style-name="P5">Egyes állásokat egyáltalán nem tölthettek be, akik a törvény hatálybalépésekor ilyen állást viseltek, el kellett őket bocsátani. A második csoportba azon állásokat sorolták, ahol már alkalmazásban lévőket elbocsátani nem kellett, de a jövőben új alkalmazások nem történhettek, a harmadik csoportba tartozóknál pedig részarányuk nem haladhatta meg a teljes népességen belüli arányukat.</text:p>
      <text:p text:style-name="P8"> </text:p>
      <text:p text:style-name="P8"> </text:p>
      <text:p text:style-name="P8"> </text:p>
      <text:p text:style-name="P12">5) Milyen jogfosztást állapított meg az állampolgársági jog területén az ún. második zsidótörvény? [1939. évi IV. törvénycikk]</text:p>
      <text:p text:style-name="P11"> </text:p>
      <text:p text:style-name="P5">A)</text:p>
      <text:p text:style-name="P2"><text:span text:style-name="T3">Azon 'zsidó' származású személyeknél, akik magyar állampolgárságukat 1914. július 1-e után honosítással, vagy visszahonosítással szerezték, lehetőséget adott ezek visszavonására, vagyis a magyar állampolgárságtól való megfosztásra.</text:span> </text:p>
      <text:p text:style-name="P8"><text:soft-page-break/> </text:p>
      <text:p text:style-name="P6">B)</text:p>
      <text:p text:style-name="P6">Nem engedte meg az állampolgárságról történő lemondást.</text:p>
      <text:p text:style-name="P8"> </text:p>
      <text:p text:style-name="P8"> </text:p>
      <text:p text:style-name="P12">6) Miként korlátozta a választójog gyakorlását az ún. második zsidótörvény, s például a fővárosban milyen arányban zárta ki származásuk miatt a választójogi feltételeknek egyébként megfelelő személyeket? [1939. évi IV. törvénycikk]</text:p>
      <text:p text:style-name="P8"> </text:p>
      <text:p text:style-name="P6">A)</text:p>
      <text:p text:style-name="P6">Írásbeli bejelentéshez kötötték, a számszerű korlátozás nem volt jelentős.</text:p>
      <text:p text:style-name="P8"> </text:p>
      <text:p text:style-name="P5">B)</text:p>
      <text:p text:style-name="P5">A 'zsidó' származású állampolgárok csak akkor voltak jogosultak a választójog gyakorlására, ha felmenőik már 1867 előtt Magyarországon születtek, és állandó jelleggel a tartózkodási helyük is itt volt. Például Budapest székesfővárosban e rendelkezés miatt a választójogi feltételeknek egyébként megfelelő 'zsidó' származású személyek 94%-át zárták ki a választásra jogosultak közül.   </text:p>
      <text:p text:style-name="P8"> </text:p>
      <text:p text:style-name="P8"> </text:p>
      <text:p text:style-name="P12">7) Miként korlátozták 1940-ben az izraelita vallásfelekezet felsőházi képviseletét? [1940. évi XVII. törvénycikk]</text:p>
      <text:p text:style-name="P8"> </text:p>
      <text:p text:style-name="P5">A)</text:p>
      <text:p text:style-name="P5">Az 1926-os felsőházi törvény (1926. évi XXII. törvénycikk) minden bevett vallásfelekezet részére biztosította a felsőházi képviseletet. A vallásfelekezetek képviseletét újraszabályozó 1940-ben kibocsátott törvény azonban izraelitákat kihagyta a felsorolásból, amellyel kizárta őket felsőházból.</text:p>
      <text:p text:style-name="P8"> </text:p>
      <text:p text:style-name="P6">B)</text:p>
      <text:p text:style-name="P6">Megvonták a szavazati jogukat.</text:p>
      <text:p text:style-name="P8"> </text:p>
      <text:p text:style-name="P8"> </text:p>
      <text:p text:style-name="P12"><text:soft-page-break/>8) Milyen jogkorlátozásokat vezettek be 1941-ben a házassági jog területén? [1941. évi XV. törvénycikk]</text:p>
      <text:p text:style-name="P8"> </text:p>
      <text:p text:style-name="P6">A)</text:p>
      <text:p text:style-name="P6">Nyilvántartást vezettek a 'zsidó' és nem 'zsidó' származású személyek közötti házasságokról.</text:p>
      <text:p text:style-name="P8"> </text:p>
      <text:p text:style-name="P5">B)</text:p>
      <text:p text:style-name="P5">Megtiltották a 'zsidó' és nem 'zsidó' származású személyek közötti házasságkötést.</text:p>
      <text:p text:style-name="P8"> </text:p>
      <text:p text:style-name="P8"> </text:p>
      <text:p text:style-name="P12">9) Milyen joghátránnyal sújtották az izraelita vallásfelekezetet 1942-ben? [1942. évi VIII. törvénycikk]</text:p>
      <text:p text:style-name="P8"> </text:p>
      <text:p text:style-name="P6">A)</text:p>
      <text:p text:style-name="P6">Nem engedték a nyilvános vallásgyakorlást.</text:p>
      <text:p text:style-name="P8"> </text:p>
      <text:p text:style-name="P5">B)</text:p>
      <text:p text:style-name="P2"><text:span text:style-name="T3">Az izraelitáktól megvonták az 1895-ben elnyert, ún. "törvényesen bevett vallás" státuszt, és hátrányosabb ún. "elismert vallásfelekezetek" közé sorolták őket</text:span><text:span text:style-name="T2">.</text:span></text:p>
      <text:p text:style-name="P8"> </text:p>
      <text:p text:style-name="P8"> </text:p>
      <text:p text:style-name="P12">10) Milyen jogkorlátozásokat vezettek be 1942-ben a tulajdonszerzés területén? [1942. évi XV. törvénycikk]</text:p>
      <text:p text:style-name="P8"> </text:p>
      <text:p text:style-name="P5">A)</text:p>
      <text:p text:style-name="P5">'Zsidó' származású személy nem vásárolhatott mező- és erdőgazdasági ingatlant, községekben pedig semmilyen ingatlant.</text:p>
      <text:p text:style-name="P8"> </text:p>
      <text:p text:style-name="P6">B)</text:p>
      <text:p text:style-name="P6">Az ingatlanszerzésre kivetett illetéket megemelték.</text:p>
      <text:p text:style-name="P8"> </text:p>
      <text:p text:style-name="P8"> </text:p>
      <text:p text:style-name="P12"><text:soft-page-break/>11) A 'zsidó' származású magyar állampolgárokkal szemben milyen nyilvános megkülönböztetésére vonatkozó szabályt vezettek be 1944 áprilisában. [1.240/1944. M.E. rendelet]</text:p>
      <text:p text:style-name="P8"> </text:p>
      <text:p text:style-name="P5">A)</text:p>
      <text:p text:style-name="P5">Minden hat évnél idősebb személyt sárga csillag viselésére köteleztek.</text:p>
      <text:p text:style-name="P8"> </text:p>
      <text:p text:style-name="P6">B)</text:p>
      <text:p text:style-name="P6">Külön nyilvántartást vezettek róluk.</text:p>
      <text:p text:style-name="P8"> </text:p>
      <text:p text:style-name="P8"> </text:p>
      <text:p text:style-name="P12">12) Milyen közlekedést érintő jogkorlátozásokat szenvedett el a hazai 'zsidó' lakosság 1944 áprilisában. [1.270/1944. M.E. rendelet]</text:p>
      <text:p text:style-name="P8"> </text:p>
      <text:p text:style-name="P6">A)</text:p>
      <text:p text:style-name="P6">Bevonták a vezetői engedélyeiket.</text:p>
      <text:p text:style-name="P8"> </text:p>
      <text:p text:style-name="P5">B)</text:p>
      <text:p text:style-name="P5">Közlekedésre saját gépjárműveket nem használhattak, a tömegközlekedési eszközöket csak egyedi rendőri engedéllyel vehették igénybe.</text:p>
      <text:p text:style-name="P8"> </text:p>
      <text:p text:style-name="P8"> </text:p>
      <text:p text:style-name="P12">13) Milyen munkavállalást érintő jogkorlátozásokat szenvedett el a hazai 'zsidó' lakosság 1944 áprilisában. [1.540/1944. M.E. rendelet]</text:p>
      <text:p text:style-name="P8"> </text:p>
      <text:p text:style-name="P6">A)</text:p>
      <text:p text:style-name="P6">Alacsonyabb munkabért állapítottak meg.</text:p>
      <text:p text:style-name="P8"> </text:p>
      <text:p text:style-name="P5">B)</text:p>
      <text:p text:style-name="P5">Minden értelmiségi foglalkozás betöltésétől eltiltották őket, beleértve a magángazdaságot is.</text:p>
      <text:p text:style-name="P8"> </text:p>
      <text:p text:style-name="P8"> </text:p>
      <text:p text:style-name="P12"><text:soft-page-break/>14) Milyen tulajdont érintő jogkorlátozásokat szenvedett el a hazai 'zsidó' lakosság 1944 áprilisában. [1.600/1944. M.E. rendelet]</text:p>
      <text:p text:style-name="P8"> </text:p>
      <text:p text:style-name="P6">A)</text:p>
      <text:p text:style-name="P6">Vagyonuk saját nyilvántartására kötelezték őket.</text:p>
      <text:p text:style-name="P8"> </text:p>
      <text:p text:style-name="P5">B)</text:p>
      <text:p text:style-name="P2"><text:span text:style-name="T3">A vagyonukra bejelentési kötelezettséget írtak elő, s azt zár alá vették. Ez azt jelentette, hogy a tulajdonuk feletti rendelkezési jogot megvonták tőlük</text:span><text:span text:style-name="T2">.</text:span></text:p>
      <text:p text:style-name="P8"> </text:p>
      <text:p text:style-name="P8"> </text:p>
      <text:p text:style-name="P12">15) Milyen, a nyilvános fürdőhelyek igénybevételével kapcsolatos jogkorlátozásokat szenvedett el a hazai 'zsidó' lakosság 1944 májusában? [444/1944. B.M. rendelet]</text:p>
      <text:p text:style-name="P8"> </text:p>
      <text:p text:style-name="P5">A)</text:p>
      <text:p text:style-name="P5">A nyilvános fürdőhelyek igénybevételét megtiltották számukra.</text:p>
      <text:p text:style-name="P8"> </text:p>
      <text:p text:style-name="P6">B)</text:p>
      <text:p text:style-name="P6">A nyilvános fürdőhelyeken elkülönítették őket.</text:p>
      <text:p text:style-name="P8"> </text:p>
      <text:p text:style-name="P8"> </text:p>
      <text:p text:style-name="P12">16) Milyen jogkorlátozást szenvedtek el a 'zsidó' származású középiskolások 1944 májusában? [8.700/1944. V.K.M. rendelet]</text:p>
      <text:p text:style-name="P8"> </text:p>
      <text:p text:style-name="P5">A)</text:p>
      <text:p text:style-name="P5">Iskolájuk egyenruhájának, jelvényeinek viselésétől eltiltották őket.</text:p>
      <text:p text:style-name="P8"> </text:p>
      <text:p text:style-name="P6">B)</text:p>
      <text:p text:style-name="P6">Nem történt jogkorlátozás.</text:p>
      <text:p text:style-name="P8"> </text:p>
      <text:p text:style-name="P8"> </text:p>
      <text:p text:style-name="P12"><text:soft-page-break/>17) Milyen, a nyilvános vendéglátás igénybevételével kapcsolatos jogkorlátozásokat szenvedett el a hazai 'zsidó' lakosság 1944 májusában? [500/1944. B.M. rendelet]</text:p>
      <text:p text:style-name="P8"> </text:p>
      <text:p text:style-name="P5">A)</text:p>
      <text:p text:style-name="P5">Egyedi hatósági engedély nélkül csak olyan vendéglátó ipari egységeket látogathattak, amelyek kizárólag az ő használatukra volt kijelölve.</text:p>
      <text:p text:style-name="P8"> </text:p>
      <text:p text:style-name="P6">B)</text:p>
      <text:p text:style-name="P6">A vendéglátó ipari egységeken belül elkülönítették őket.</text:p>
      <text:p text:style-name="P8"> </text:p>
      <text:p text:style-name="P8"> </text:p>
      <text:p text:style-name="P12">18) Milyen közoktatási tevékenységet érintő jogkorlátozásokat szenvedett el a hazai 'zsidó' lakosság 1944 júniusában? [8.960/1944. V.K.M. rendelet]</text:p>
      <text:p text:style-name="P8"> </text:p>
      <text:p text:style-name="P6">A)</text:p>
      <text:p text:style-name="P6">Nem nyithattak új oktatási intézményeket.</text:p>
      <text:p text:style-name="P8"> </text:p>
      <text:p text:style-name="P5">B)</text:p>
      <text:p text:style-name="P5">A népiskola, középiskola, szakiskola stb. fenntartására kiadott engedélyeket visszavonták tőlük.</text:p>
      <text:p text:style-name="P8"> </text:p>
      <text:p text:style-name="P8"> </text:p>
      <text:p text:style-name="P12">19) Milyen jogkorlátozást szenvedtek el a 'zsidó' orvosok 1944 júniusában? [2.250/1944. M.E. rendelet]</text:p>
      <text:p text:style-name="P8"> </text:p>
      <text:p text:style-name="P6">A)</text:p>
      <text:p text:style-name="P6">Meghatározott körzetekre korlátozták a tevékenységüket.</text:p>
      <text:p text:style-name="P8"> </text:p>
      <text:p text:style-name="P5">B)</text:p>
      <text:p text:style-name="P5">Csak zsidó származású személyeket kezelhettek.</text:p>
      <text:p text:style-name="P8"> </text:p>
      <text:p text:style-name="P8"> </text:p>
      <text:p text:style-name="P12"><text:soft-page-break/>20) Milyen intézkedéssel készítették elő a hazai zsidóság tömeges deportálását? [1.610/1944. M.E. rendelet]</text:p>
      <text:p text:style-name="P8"> </text:p>
      <text:p text:style-name="P5">A)</text:p>
      <text:p text:style-name="P5">A 'zsidó' származásúak számára kényszerlakhelyeket jelöltek ki (ún. gettósítás), amellyel a nem 'zsidó' lakosságtól elkülönítették őket.</text:p>
      <text:p text:style-name="P8"> </text:p>
      <text:p text:style-name="P6">B)</text:p>
      <text:p text:style-name="P6">Külön nyilvántartást vezettek róluk.</text:p>
      <text:p text:style-name="P8"> </text:p>
      <text:p text:style-name="P8"> </text:p>
      <text:p text:style-name="P8"> </text:p>
      <text:p text:style-name="P7">A holokauszt története. A zsidó és keresztény viszony a 20. században a nemzetközi és magyar kulturális emlékezetben.</text:p>
      <text:p text:style-name="P8"> </text:p>
      <text:p text:style-name="P3"><text:span text:style-name="T6">1.      Azonosítható-e a két világháború közötti Magyarországon tapasztalható "</text:span><text:span text:style-name="T7">egyházi antiszemitizmus" a faji alapú antiszemitizmussal</text:span><text:span text:style-name="T6">? - Nem.</text:span></text:p>
      <text:p text:style-name="P10"> </text:p>
      <text:p text:style-name="P3"><text:span text:style-name="T6">2.      Tudatos döntés volt-e XII. Piusz pápa részéről, hogy a zsidóüldözés nyílt elítélése helyett az </text:span><text:span text:style-name="T7">üldözöttek gyakorlati megsegítése mellett döntött</text:span><text:span text:style-name="T6">? - Igen</text:span></text:p>
      <text:p text:style-name="P10"> </text:p>
      <text:p text:style-name="P10"> </text:p>
      <text:p text:style-name="P3"><text:span text:style-name="T6">3.      Szerepet játszott-e </text:span><text:span text:style-name="T7">XII. Piusz pápa Horthyhoz intézett levele, illetve Serédi bíborosnak a püspöki kar nevében írt körlevele a budapesti zsidók deportálásának</text:span><text:span text:style-name="T6"> a kormányzó részéről történt leállításában? - Igen.</text:span></text:p>
      <text:p text:style-name="P10"> </text:p>
      <text:p text:style-name="P3"><text:span text:style-name="T6">4.      Igaz-e, hogy a magyar püspökök közül senki nem emelte fel szavát nyíltan a magyar zsidóság deportálása miatt? - Nem.</text:span></text:p>
      <text:p text:style-name="P10"> </text:p>
      <text:p text:style-name="P10"> </text:p>
      <text:p text:style-name="P3"><text:span text:style-name="T6">5.      Az egyes személyek hősies kiállásán túlmutató, a semleges államok budapesti képviseletével </text:span><text:span text:style-name="T7">összehangolt embermentő hálózatot működtetett</text:span><text:span text:style-name="T6">-e a budapesti apostoli nunciatúra? - Igen.</text:span></text:p>
      <text:p text:style-name="P10"> </text:p>
      <text:p text:style-name="P3"><text:span text:style-name="T6">6.      Kizárólag a zsidóságot érintette-e a munkaszolgálat a második világháború alatt? Nem</text:span></text:p>
      <text:p text:style-name="P10"> </text:p>
      <text:p text:style-name="P3"><text:soft-page-break/><text:span text:style-name="T6">7.      </text:span> <text:span text:style-name="T6">Az ukrajnai munkaszolgálat során a ruházat és ellátás tekintetében volt-e különbség a harcaló alakulatok és musz. között? Nem</text:span></text:p>
      <text:p text:style-name="P10"> </text:p>
      <text:p text:style-name="P10"> </text:p>
      <text:p text:style-name="P3"><text:span text:style-name="T6">8.      </text:span> <text:span text:style-name="T6">Volt-e tiltakozása hivatalos törvényhozási fórumon a munkaszolgálat ellen (Igen, felsőház, Glattfelder Gyula csanádi püspök) - a legfelsőbb magyar katonai vezetés próbált-e - az adott körülmények között - javítani a musz helyzetén a keleti fornton? Igen</text:span></text:p>
      <text:p text:style-name="P10"> </text:p>
      <text:p text:style-name="P3"><text:span text:style-name="T6">9.      1939-ben megtámadták-e Lengyelországot a német, orosz és szlovák csapatok? </text:span><text:span text:style-name="T8">Igen</text:span><text:span text:style-name="T6"> vagy nem.</text:span></text:p>
      <text:p text:style-name="P10"> </text:p>
      <text:p text:style-name="P10"> </text:p>
      <text:p text:style-name="P3"><text:span text:style-name="T6">10.  Igaz-e, hogy 1939-1940- ben Magyarországra szökött több mint 100.000 lengyel állampolgár.   Igen  </text:span></text:p>
      <text:p text:style-name="P8"> </text:p>
      <text:p text:style-name="P2"><text:span text:style-name="T9">11.   A lengyel magyarországi menekültek </text:span><text:span text:style-name="T11">k</text:span><text:span text:style-name="T9">özött voltak-e zsidó</text:span><text:span text:style-name="T11">k</text:span><text:span text:style-name="T9">, akik itt is maradtak 1945-ig? </text:span><text:span text:style-name="T10">Igen</text:span></text:p>
      <text:p text:style-name="P8"> </text:p>
      <text:p text:style-name="P8"> </text:p>
      <text:p text:style-name="P2"><text:span text:style-name="T9">12.   A "W" jel jelentette a lengyeleknek a  </text:span><text:span text:style-name="T11">k</text:span><text:span text:style-name="T9">ülönleges eseményeket/ szervezeteket a második világháború alatt? I</text:span><text:span text:style-name="T10">gen</text:span><text:span text:style-name="T9"> vagy nem?</text:span></text:p>
      <text:p text:style-name="P8"> </text:p>
      <text:p text:style-name="P2"><text:span text:style-name="T9">13.   A 1989 utáni Lengyelországban jött-e létre a Lengyelországi Zsidó</text:span><text:span text:style-name="T11">k</text:span> <text:span text:style-name="T9">Történeti Múzeuma? Igen</text:span></text:p>
      <text:p text:style-name="P8"> </text:p>
      <text:p text:style-name="P8"> </text:p>
      <text:p text:style-name="P2"><text:span text:style-name="T9">14.   Vallási tekintetben egységes volt a magyarországi zsidóság? Nem</text:span></text:p>
      <text:p text:style-name="P8"> </text:p>
      <text:p text:style-name="P8"> </text:p>
      <text:p text:style-name="P2"><text:span text:style-name="T9">15.   Anyanyelveként csak a jiddist használta a magyarországi zsidóság? Nem</text:span></text:p>
      <text:p text:style-name="P8"> </text:p>
      <text:p text:style-name="P2"><text:span text:style-name="T9">16.   A 19. században a magyar állam bátorította és támogatta a magyarországi zsidóság asszimilációját, gazdasági és társadalmi integrációját? Igen</text:span></text:p>
      <text:p text:style-name="P8"> </text:p>
      <text:p text:style-name="P8"> </text:p>
      <text:p text:style-name="P2"><text:soft-page-break/><text:span text:style-name="T9">17.   Egységesen asszimilálódott és integrálódott a magyarországi zsidóság? Nem.</text:span></text:p>
      <text:p text:style-name="P8"> </text:p>
      <text:p text:style-name="P2"><text:span text:style-name="T9">18.   A magyarországi zsidóság jelentős mértékben részt vett a magyar gazdaság és kultúra felvirágoztatásában? Igen</text:span></text:p>
      <text:p text:style-name="P8"> </text:p>
      <text:p text:style-name="P8"> </text:p>
      <text:p text:style-name="P2"><text:span text:style-name="T9">19.   Kizárólag a magyarországi zsidóság vett részt a magyar kapitalizmus kibontakoztatásában? Nem.</text:span></text:p>
      <text:p text:style-name="P8"> </text:p>
      <text:p text:style-name="P2"><text:span text:style-name="T9">20.   A magyarországi zsidóság csak vagyonos, iparral és kereskedelemmel foglalkozó családokból állt? Nem.</text:span></text:p>
      <text:p text:style-name="P8"> </text:p>
      <text:p text:style-name="P8"> </text:p>
      <text:p text:style-name="P2"><text:span text:style-name="T9">21.   A magyarországi zsidóság életében kiemelkedő szerepe volt a cionizmusnak? Nem.</text:span></text:p>
      <text:p text:style-name="P8"> </text:p>
      <text:p text:style-name="P2"><text:span text:style-name="T9">22.   A magyarországi zsidóság túlnyomó többsége a hazájának tekintette Magyarországot? Igen</text:span></text:p>
      <text:p text:style-name="P10"> </text:p>
      <text:p text:style-name="P3"><text:span text:style-name="T9">23.   </text:span><text:span text:style-name="T6">Igaz-e, hogy a sodródó hasadék a zsidók és az egyiptomiak között megnyílt tenger a kivonulások könyvében. Nem</text:span></text:p>
      <text:p text:style-name="P8"> </text:p>
      <text:p text:style-name="P8"> </text:p>
      <text:p text:style-name="P3"><text:span text:style-name="T6">24.  Az ószövetségi zsidóságnál a sodródó hasadék a négy generációs emlékezet (Pl. a Babiloni fogság) mint a megtörtént eseményt (Isten ellen elkövetett cselekedetet) közvetlenül tanúsító, szóbelileg áthagyományozható emlékezet. Zsidó eszkatológia és történeti modellje a Tórában. Igen</text:span></text:p>
      <text:p text:style-name="P8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Times New Roman" svg:font-family="'Times New Roman', 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37:39.119380888</meta:creation-date>
    <dc:date>2018-04-23T10:38:33.633413376</dc:date>
    <meta:editing-duration>PT55S</meta:editing-duration>
    <meta:editing-cycles>1</meta:editing-cycles>
    <meta:document-statistic meta:table-count="1" meta:image-count="0" meta:object-count="0" meta:page-count="20" meta:paragraph-count="502" meta:word-count="2837" meta:character-count="21439" meta:non-whitespace-character-count="18198"/>
    <meta:generator>LibreOffice/5.1.6.2$Linux_X86_64 LibreOffice_project/10m0$Build-2</meta:generator>
  </office:meta>
</office:document-meta>
</file>